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878f0" officeooo:paragraph-rsid="000878f0" style:font-size-asian="11.3500003814697pt" style:font-size-complex="13pt"/>
    </style:style>
    <style:style style:name="P2" style:family="paragraph" style:parent-style-name="Standard">
      <style:text-properties fo:font-size="13pt" officeooo:rsid="000c2cd2" officeooo:paragraph-rsid="000c2cd2" style:font-size-asian="11.3500003814697pt" style:font-size-complex="13pt"/>
    </style:style>
    <style:style style:name="P3" style:family="paragraph" style:parent-style-name="Standard">
      <style:text-properties fo:font-size="13pt" officeooo:rsid="000d030f" officeooo:paragraph-rsid="000ed874" style:font-size-asian="11.3500003814697pt" style:font-size-complex="13pt"/>
    </style:style>
    <style:style style:name="P4" style:family="paragraph" style:parent-style-name="Standard">
      <style:text-properties fo:font-size="13pt" officeooo:rsid="001808e7" officeooo:paragraph-rsid="001808e7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210268" officeooo:paragraph-rsid="00210268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officeooo:rsid="001c23e3" officeooo:paragraph-rsid="001c23e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c23e3" officeooo:paragraph-rsid="001c23e3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ceb27" officeooo:paragraph-rsid="001ceb27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f1184" officeooo:paragraph-rsid="001f118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f26a3" officeooo:paragraph-rsid="001f26a3" style:font-size-asian="13pt" style:font-size-complex="13pt"/>
    </style:style>
    <style:style style:name="P11" style:family="paragraph" style:parent-style-name="Standard">
      <style:text-properties officeooo:rsid="001216b7" officeooo:paragraph-rsid="001216b7"/>
    </style:style>
    <style:style style:name="P12" style:family="paragraph" style:parent-style-name="Standard">
      <style:text-properties officeooo:rsid="001255da" officeooo:paragraph-rsid="001255da"/>
    </style:style>
    <style:style style:name="P13" style:family="paragraph" style:parent-style-name="Standard">
      <style:text-properties style:text-position="0% 100%" style:font-name="Liberation Serif" fo:font-size="13pt" officeooo:rsid="000c2cd2" officeooo:paragraph-rsid="000a47a5" style:font-size-asian="11.3500003814697pt" style:font-size-complex="13pt"/>
    </style:style>
    <style:style style:name="P14" style:family="paragraph" style:parent-style-name="Standard">
      <style:text-properties style:text-position="0% 100%" style:font-name="Liberation Serif" fo:font-size="13pt" officeooo:rsid="000c2cd2" officeooo:paragraph-rsid="000c2cd2" style:font-size-asian="11.3500003814697pt" style:font-size-complex="13pt"/>
    </style:style>
    <style:style style:name="P15" style:family="paragraph" style:parent-style-name="Standard">
      <style:text-properties style:text-position="0% 100%" fo:font-size="13pt" officeooo:rsid="000f4ea0" officeooo:paragraph-rsid="000f4ea0" style:font-size-asian="11.3500003814697pt" style:font-size-complex="13pt"/>
    </style:style>
    <style:style style:name="P16" style:family="paragraph" style:parent-style-name="Standard">
      <style:text-properties style:text-position="0% 100%" fo:font-size="13pt" officeooo:rsid="0010619c" officeooo:paragraph-rsid="0010619c" style:font-size-asian="11.3500003814697pt" style:font-size-complex="13pt"/>
    </style:style>
    <style:style style:name="P17" style:family="paragraph" style:parent-style-name="Standard">
      <style:text-properties style:text-position="0% 100%" fo:font-size="13pt" officeooo:rsid="001216b7" officeooo:paragraph-rsid="001216b7" style:font-size-asian="11.3500003814697pt" style:font-size-complex="13pt"/>
    </style:style>
    <style:style style:name="P18" style:family="paragraph" style:parent-style-name="Standard">
      <style:text-properties style:text-position="0% 100%" fo:font-weight="normal" officeooo:rsid="00127fa9" officeooo:paragraph-rsid="001255da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127fa9" officeooo:paragraph-rsid="00127fa9" style:font-weight-asian="normal" style:font-weight-complex="normal"/>
    </style:style>
    <style:style style:name="P20" style:family="paragraph" style:parent-style-name="Standard">
      <style:text-properties style:text-position="0% 100%" fo:font-style="normal" fo:font-weight="normal" officeooo:rsid="001467e0" officeooo:paragraph-rsid="001467e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font-size="13pt" officeooo:rsid="000878f0" officeooo:paragraph-rsid="000878f0" style:font-size-asian="11.3500003814697pt" style:font-size-complex="13pt"/>
    </style:style>
    <style:style style:name="P23" style:family="paragraph" style:parent-style-name="Standard" style:list-style-name="L2">
      <style:text-properties fo:font-size="13pt" officeooo:rsid="000878f0" officeooo:paragraph-rsid="000878f0" style:font-size-asian="11.3500003814697pt" style:font-size-complex="13pt"/>
    </style:style>
    <style:style style:name="P24" style:family="paragraph" style:parent-style-name="Standard" style:list-style-name="L3">
      <style:text-properties fo:font-size="13pt" officeooo:rsid="000a47a5" officeooo:paragraph-rsid="000a47a5" style:font-size-asian="11.3500003814697pt" style:font-size-complex="13pt"/>
    </style:style>
    <style:style style:name="P25" style:family="paragraph" style:parent-style-name="Standard" style:list-style-name="L5">
      <style:text-properties fo:font-size="13pt" officeooo:rsid="000c2cd2" officeooo:paragraph-rsid="000c2cd2" style:font-size-asian="11.3500003814697pt" style:font-size-complex="13pt"/>
    </style:style>
    <style:style style:name="P26" style:family="paragraph" style:parent-style-name="Standard" style:list-style-name="L5">
      <style:text-properties fo:font-size="13pt" officeooo:rsid="000c2cd2" officeooo:paragraph-rsid="000d030f" style:font-size-asian="11.3500003814697pt" style:font-size-complex="13pt"/>
    </style:style>
    <style:style style:name="P27" style:family="paragraph" style:parent-style-name="Standard" style:list-style-name="L7">
      <style:text-properties fo:font-size="13pt" officeooo:rsid="000c2cd2" officeooo:paragraph-rsid="000c2cd2" style:font-size-asian="11.3500003814697pt" style:font-size-complex="13pt"/>
    </style:style>
    <style:style style:name="P28" style:family="paragraph" style:parent-style-name="Standard" style:list-style-name="L5">
      <style:text-properties fo:font-size="13pt" officeooo:rsid="000d030f" officeooo:paragraph-rsid="000d030f" style:font-size-asian="11.3500003814697pt" style:font-size-complex="13pt"/>
    </style:style>
    <style:style style:name="P29" style:family="paragraph" style:parent-style-name="Standard" style:list-style-name="L5">
      <style:text-properties fo:font-size="13pt" officeooo:rsid="000d030f" officeooo:paragraph-rsid="000ed874" style:font-size-asian="11.3500003814697pt" style:font-size-complex="13pt"/>
    </style:style>
    <style:style style:name="P30" style:family="paragraph" style:parent-style-name="Standard" style:list-style-name="L6">
      <style:text-properties fo:font-size="13pt" officeooo:rsid="000f4ea0" officeooo:paragraph-rsid="000f4ea0" style:font-size-asian="11.3500003814697pt" style:font-size-complex="13pt"/>
    </style:style>
    <style:style style:name="P31" style:family="paragraph" style:parent-style-name="Standard" style:list-style-name="L8">
      <style:text-properties fo:font-size="13pt" officeooo:rsid="000f4ea0" officeooo:paragraph-rsid="000f4ea0" style:font-size-asian="11.3500003814697pt" style:font-size-complex="13pt"/>
    </style:style>
    <style:style style:name="P32" style:family="paragraph" style:parent-style-name="Standard" style:list-style-name="L12">
      <style:text-properties fo:font-size="13pt" officeooo:rsid="001216b7" officeooo:paragraph-rsid="001216b7" style:font-size-asian="11.3500003814697pt" style:font-size-complex="13pt"/>
    </style:style>
    <style:style style:name="P33" style:family="paragraph" style:parent-style-name="Standard" style:list-style-name="L22">
      <style:text-properties fo:font-size="13pt" officeooo:rsid="001808e7" officeooo:paragraph-rsid="001808e7" style:font-size-asian="11.3500003814697pt" style:font-size-complex="13pt"/>
    </style:style>
    <style:style style:name="P34" style:family="paragraph" style:parent-style-name="Standard" style:list-style-name="L7">
      <style:text-properties fo:font-size="13pt" fo:font-weight="bold" officeooo:rsid="000c2cd2" officeooo:paragraph-rsid="000c2cd2" style:font-size-asian="11.3500003814697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bold" officeooo:rsid="000c2cd2" officeooo:paragraph-rsid="000c2cd2" style:font-size-asian="11.3500003814697pt" style:font-weight-asian="bold" style:font-size-complex="13pt" style:font-weight-complex="bold"/>
    </style:style>
    <style:style style:name="P36" style:family="paragraph" style:parent-style-name="Standard">
      <style:text-properties fo:font-size="13pt" fo:font-weight="bold" officeooo:rsid="000878f0" officeooo:paragraph-rsid="000878f0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0a47a5" officeooo:paragraph-rsid="000a47a5" style:font-size-asian="11.3500003814697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0ed874" officeooo:paragraph-rsid="000ed874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0f4ea0" officeooo:paragraph-rsid="000f4ea0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1808e7" officeooo:paragraph-rsid="001808e7" style:font-size-asian="11.3500003814697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2" style:family="paragraph" style:parent-style-name="Standard" style:list-style-name="L33">
      <style:paragraph-properties fo:text-align="start" style:justify-single-word="false"/>
      <style:text-properties fo:font-size="13pt" fo:font-weight="bold" officeooo:rsid="002092ae" officeooo:paragraph-rsid="002092ae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bold" officeooo:rsid="002092ae" officeooo:paragraph-rsid="002092ae" style:font-size-asian="13pt" style:font-weight-asian="bold" style:font-size-complex="13pt" style:font-weight-complex="bold"/>
    </style:style>
    <style:style style:name="P44" style:family="paragraph" style:parent-style-name="Standard" style:list-style-name="L34">
      <style:paragraph-properties fo:text-align="start" style:justify-single-word="false"/>
      <style:text-properties fo:font-size="13pt" fo:font-weight="bold" officeooo:rsid="00210268" officeooo:paragraph-rsid="00213da6" style:font-size-asian="13pt" style:font-weight-asian="bold" style:font-size-complex="13pt" style:font-weight-complex="bold"/>
    </style:style>
    <style:style style:name="P45" style:family="paragraph" style:parent-style-name="Standard" style:list-style-name="L34">
      <style:paragraph-properties fo:text-align="start" style:justify-single-word="false"/>
      <style:text-properties fo:font-size="13pt" fo:font-weight="bold" officeooo:rsid="00213da6" officeooo:paragraph-rsid="00213da6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3pt" fo:font-weight="bold" officeooo:rsid="0021c40c" officeooo:paragraph-rsid="0021c40c" style:font-size-asian="13pt" style:font-weight-asian="bold" style:font-size-complex="13pt" style:font-weight-complex="bold"/>
    </style:style>
    <style:style style:name="P47" style:family="paragraph" style:parent-style-name="Standard" style:list-style-name="L37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49" style:family="paragraph" style:parent-style-name="Standard" style:list-style-name="L40">
      <style:paragraph-properties fo:text-align="start" style:justify-single-word="false"/>
      <style:text-properties fo:font-size="13pt" fo:font-weight="bold" officeooo:rsid="00237cb0" officeooo:paragraph-rsid="00237cb0" style:font-size-asian="13pt" style:font-weight-asian="bold" style:font-size-complex="13pt" style:font-weight-complex="bold"/>
    </style:style>
    <style:style style:name="P50" style:family="paragraph" style:parent-style-name="Standard">
      <style:text-properties fo:font-size="13pt" fo:font-weight="bold" officeooo:rsid="001c23e3" officeooo:paragraph-rsid="001c23e3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3pt" fo:font-weight="bold" officeooo:rsid="001c23e3" officeooo:paragraph-rsid="001c23e3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3pt" fo:font-weight="bold" officeooo:rsid="001ceb27" officeooo:paragraph-rsid="001ceb27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3pt" fo:font-weight="bold" officeooo:rsid="001d95fb" officeooo:paragraph-rsid="001d95fb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3pt" fo:font-weight="bold" officeooo:rsid="001f26a3" officeooo:paragraph-rsid="001f26a3" style:font-size-asian="13pt" style:font-weight-asian="bold" style:font-size-complex="13pt" style:font-weight-complex="bold"/>
    </style:style>
    <style:style style:name="P55" style:family="paragraph" style:parent-style-name="Standard" style:list-style-name="L23">
      <style:text-properties fo:font-size="13pt" officeooo:rsid="001a244b" officeooo:paragraph-rsid="001a244b" style:font-size-asian="13pt" style:font-size-complex="13pt"/>
    </style:style>
    <style:style style:name="P56" style:family="paragraph" style:parent-style-name="Standard" style:list-style-name="L23">
      <style:text-properties fo:font-size="13pt" officeooo:rsid="001c23e3" officeooo:paragraph-rsid="001c23e3" style:font-size-asian="13pt" style:font-size-complex="13pt"/>
    </style:style>
    <style:style style:name="P57" style:family="paragraph" style:parent-style-name="Standard" style:list-style-name="L24">
      <style:paragraph-properties fo:text-align="start" style:justify-single-word="false"/>
      <style:text-properties fo:font-size="13pt" officeooo:rsid="001c23e3" officeooo:paragraph-rsid="001c23e3" style:font-size-asian="13pt" style:font-size-complex="13pt"/>
    </style:style>
    <style:style style:name="P58" style:family="paragraph" style:parent-style-name="Standard" style:list-style-name="L30">
      <style:paragraph-properties fo:text-align="start" style:justify-single-word="false"/>
      <style:text-properties fo:font-size="13pt" officeooo:rsid="001ceb27" officeooo:paragraph-rsid="001ceb27" style:font-size-asian="13pt" style:font-size-complex="13pt"/>
    </style:style>
    <style:style style:name="P59" style:family="paragraph" style:parent-style-name="Standard" style:list-style-name="L31">
      <style:paragraph-properties fo:text-align="start" style:justify-single-word="false"/>
      <style:text-properties fo:font-size="13pt" officeooo:rsid="001f1184" officeooo:paragraph-rsid="001f1184" style:font-size-asian="13pt" style:font-size-complex="13pt"/>
    </style:style>
    <style:style style:name="P60" style:family="paragraph" style:parent-style-name="Standard" style:list-style-name="L32">
      <style:paragraph-properties fo:text-align="start" style:justify-single-word="false"/>
      <style:text-properties fo:font-size="13pt" officeooo:rsid="001f26a3" officeooo:paragraph-rsid="001f26a3" style:font-size-asian="13pt" style:font-size-complex="13pt"/>
    </style:style>
    <style:style style:name="P61" style:family="paragraph" style:parent-style-name="Standard" style:list-style-name="L33">
      <style:paragraph-properties fo:text-align="start" style:justify-single-word="false"/>
      <style:text-properties fo:font-size="13pt" officeooo:rsid="002092ae" officeooo:paragraph-rsid="002092ae" style:font-size-asian="13pt" style:font-size-complex="13pt"/>
    </style:style>
    <style:style style:name="P62" style:family="paragraph" style:parent-style-name="Standard" style:list-style-name="L25">
      <style:paragraph-properties fo:text-align="start" style:justify-single-word="false"/>
      <style:text-properties fo:font-size="13pt" fo:font-style="italic" officeooo:rsid="001c23e3" officeooo:paragraph-rsid="001c23e3" style:font-size-asian="13pt" style:font-style-asian="italic" style:font-size-complex="13pt" style:font-style-complex="italic"/>
    </style:style>
    <style:style style:name="P63" style:family="paragraph" style:parent-style-name="Standard" style:list-style-name="L27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4" style:family="paragraph" style:parent-style-name="Standard" style:list-style-name="L28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5" style:family="paragraph" style:parent-style-name="Standard" style:list-style-name="L29">
      <style:paragraph-properties fo:text-align="start" style:justify-single-word="false"/>
      <style:text-properties fo:font-size="13pt" fo:font-style="italic" officeooo:rsid="001ceb27" officeooo:paragraph-rsid="001ceb27" style:font-size-asian="13pt" style:font-style-asian="italic" style:font-size-complex="13pt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ize="13pt" fo:font-style="italic" fo:font-weight="bold" officeooo:rsid="001c23e3" officeooo:paragraph-rsid="001c23e3" style:font-size-asian="13pt" style:font-style-asian="italic" style:font-weight-asian="bold" style:font-size-complex="13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3pt" fo:font-style="italic" fo:font-weight="bold" officeooo:rsid="001c23e3" officeooo:paragraph-rsid="001ceb27" style:font-size-asian="13pt" style:font-style-asian="italic" style:font-weight-asian="bold" style:font-size-complex="13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3pt" fo:font-style="normal" officeooo:rsid="001c23e3" officeooo:paragraph-rsid="001c23e3" style:font-size-asian="13pt" style:font-style-asian="normal" style:font-size-complex="13pt" style:font-style-complex="normal"/>
    </style:style>
    <style:style style:name="P69" style:family="paragraph" style:parent-style-name="Standard" style:list-style-name="L26">
      <style:paragraph-properties fo:text-align="start" style:justify-single-word="false"/>
      <style:text-properties fo:font-size="13pt" fo:font-style="normal" officeooo:rsid="001c23e3" officeooo:paragraph-rsid="001c23e3" style:font-size-asian="13pt" style:font-style-asian="normal" style:font-size-complex="13pt" style:font-style-complex="normal"/>
    </style:style>
    <style:style style:name="P70" style:family="paragraph" style:parent-style-name="Standard" style:list-style-name="L27">
      <style:paragraph-properties fo:text-align="start" style:justify-single-word="false"/>
      <style:text-properties fo:font-size="13pt" fo:font-style="normal" officeooo:rsid="001c23e3" officeooo:paragraph-rsid="001c23e3" style:font-size-asian="13pt" style:font-style-asian="normal" style:font-size-complex="13pt" style:font-style-complex="normal"/>
    </style:style>
    <style:style style:name="P71" style:family="paragraph" style:parent-style-name="Standard" style:list-style-name="L28">
      <style:paragraph-properties fo:text-align="start" style:justify-single-word="false"/>
      <style:text-properties fo:font-size="13pt" fo:font-style="normal" officeooo:rsid="001c23e3" officeooo:paragraph-rsid="001c23e3" style:font-size-asian="13pt" style:font-style-asian="normal" style:font-size-complex="13pt" style:font-style-complex="normal"/>
    </style:style>
    <style:style style:name="P72" style:family="paragraph" style:parent-style-name="Standard" style:list-style-name="L28">
      <style:paragraph-properties fo:text-align="start" style:justify-single-word="false"/>
      <style:text-properties fo:font-size="13pt" fo:font-style="normal" officeooo:rsid="001c23e3" officeooo:paragraph-rsid="001ceb27" style:font-size-asian="13pt" style:font-style-asian="normal" style:font-size-complex="13pt" style:font-style-complex="normal"/>
    </style:style>
    <style:style style:name="P73" style:family="paragraph" style:parent-style-name="Standard" style:list-style-name="L29">
      <style:paragraph-properties fo:text-align="start" style:justify-single-word="false"/>
      <style:text-properties fo:font-size="13pt" fo:font-style="normal" officeooo:rsid="001c23e3" officeooo:paragraph-rsid="001c23e3" style:font-size-asian="13pt" style:font-style-asian="normal" style:font-size-complex="13pt" style:font-style-complex="normal"/>
    </style:style>
    <style:style style:name="P74" style:family="paragraph" style:parent-style-name="Standard" style:list-style-name="L29">
      <style:paragraph-properties fo:text-align="start" style:justify-single-word="false"/>
      <style:text-properties fo:font-size="13pt" fo:font-style="normal" officeooo:rsid="001c23e3" officeooo:paragraph-rsid="001ceb27" style:font-size-asian="13pt" style:font-style-asian="normal" style:font-size-complex="13pt" style:font-style-complex="normal"/>
    </style:style>
    <style:style style:name="P75" style:family="paragraph" style:parent-style-name="Standard" style:list-style-name="L27">
      <style:paragraph-properties fo:text-align="start" style:justify-single-word="false"/>
      <style:text-properties fo:font-size="13pt" fo:font-style="normal" officeooo:rsid="001ceb27" officeooo:paragraph-rsid="001ceb27" style:font-size-asian="13pt" style:font-style-asian="normal" style:font-size-complex="13pt" style:font-style-complex="normal"/>
    </style:style>
    <style:style style:name="P76" style:family="paragraph" style:parent-style-name="Standard" style:list-style-name="L28">
      <style:paragraph-properties fo:text-align="start" style:justify-single-word="false"/>
      <style:text-properties fo:font-size="13pt" fo:font-style="normal" officeooo:rsid="001ceb27" officeooo:paragraph-rsid="001ceb27" style:font-size-asian="13pt" style:font-style-asian="normal" style:font-size-complex="13pt" style:font-style-complex="normal"/>
    </style:style>
    <style:style style:name="P77" style:family="paragraph" style:parent-style-name="Standard" style:list-style-name="L29">
      <style:paragraph-properties fo:text-align="start" style:justify-single-word="false"/>
      <style:text-properties fo:font-size="13pt" fo:font-style="normal" officeooo:rsid="001ceb27" officeooo:paragraph-rsid="001ceb27" style:font-size-asian="13pt" style:font-style-asian="normal" style:font-size-complex="13pt" style:font-style-complex="normal"/>
    </style:style>
    <style:style style:name="P78" style:family="paragraph" style:parent-style-name="Standard">
      <style:paragraph-properties fo:text-align="start" style:justify-single-word="false"/>
      <style:text-properties fo:font-size="13pt" fo:font-style="normal" fo:font-weight="bold" officeooo:rsid="001c23e3" officeooo:paragraph-rsid="001c23e3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Standard" style:list-style-name="L27">
      <style:paragraph-properties fo:text-align="start" style:justify-single-word="false"/>
      <style:text-properties fo:font-size="13pt" fo:font-style="normal" style:text-underline-style="none" officeooo:rsid="001c23e3" officeooo:paragraph-rsid="001c23e3" style:font-size-asian="13pt" style:font-style-asian="normal" style:font-size-complex="13pt" style:font-style-complex="normal"/>
    </style:style>
    <style:style style:name="P80" style:family="paragraph" style:parent-style-name="Standard" style:list-style-name="L33">
      <style:paragraph-properties fo:text-align="start" style:justify-single-word="false"/>
      <style:text-properties fo:font-size="13pt" fo:font-weight="normal" officeooo:rsid="002092ae" officeooo:paragraph-rsid="002092ae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3pt" fo:font-weight="normal" officeooo:rsid="002092ae" officeooo:paragraph-rsid="002092ae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3pt" fo:font-weight="normal" officeooo:rsid="00213da6" officeooo:paragraph-rsid="00213da6" style:font-size-asian="13pt" style:font-weight-asian="normal" style:font-size-complex="13pt" style:font-weight-complex="normal"/>
    </style:style>
    <style:style style:name="P83" style:family="paragraph" style:parent-style-name="Standard" style:list-style-name="L34">
      <style:paragraph-properties fo:text-align="start" style:justify-single-word="false"/>
      <style:text-properties fo:font-size="13pt" fo:font-weight="normal" officeooo:rsid="00213da6" officeooo:paragraph-rsid="00213da6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3pt" fo:font-weight="normal" officeooo:rsid="0021c40c" officeooo:paragraph-rsid="0021c40c" style:font-size-asian="13pt" style:font-weight-asian="normal" style:font-size-complex="13pt" style:font-weight-complex="normal"/>
    </style:style>
    <style:style style:name="P85" style:family="paragraph" style:parent-style-name="Standard" style:list-style-name="L35">
      <style:paragraph-properties fo:text-align="start" style:justify-single-word="false"/>
      <style:text-properties fo:font-size="13pt" fo:font-weight="normal" officeooo:rsid="0021c40c" officeooo:paragraph-rsid="0021c40c" style:font-size-asian="13pt" style:font-weight-asian="normal" style:font-size-complex="13pt" style:font-weight-complex="normal"/>
    </style:style>
    <style:style style:name="P86" style:family="paragraph" style:parent-style-name="Standard" style:list-style-name="L36">
      <style:paragraph-properties fo:text-align="start" style:justify-single-word="false"/>
      <style:text-properties fo:font-size="13pt" fo:font-weight="normal" officeooo:rsid="0021c40c" officeooo:paragraph-rsid="0021c40c" style:font-size-asian="13pt" style:font-weight-asian="normal" style:font-size-complex="13pt" style:font-weight-complex="normal"/>
    </style:style>
    <style:style style:name="P87" style:family="paragraph" style:parent-style-name="Standard" style:list-style-name="L4">
      <style:text-properties style:text-position="0% 100%" style:font-name="Liberation Serif" fo:font-size="13pt" officeooo:rsid="000c2cd2" officeooo:paragraph-rsid="000c2cd2" style:font-size-asian="11.3500003814697pt" style:font-size-complex="13pt"/>
    </style:style>
    <style:style style:name="P88" style:family="paragraph" style:parent-style-name="Standard">
      <style:text-properties style:text-position="0% 100%" style:font-name="Liberation Serif" fo:font-size="13pt" fo:font-weight="bold" officeooo:rsid="000c2cd2" officeooo:paragraph-rsid="000c2cd2" style:font-size-asian="11.3500003814697pt" style:font-weight-asian="bold" style:font-size-complex="13pt" style:font-weight-complex="bold"/>
    </style:style>
    <style:style style:name="P89" style:family="paragraph" style:parent-style-name="Standard" style:list-style-name="L9">
      <style:text-properties style:text-position="0% 100%" fo:font-size="13pt" officeooo:rsid="0010619c" officeooo:paragraph-rsid="0010619c" style:font-size-asian="11.3500003814697pt" style:font-size-complex="13pt"/>
    </style:style>
    <style:style style:name="P90" style:family="paragraph" style:parent-style-name="Standard" style:list-style-name="L10">
      <style:text-properties style:text-position="0% 100%" fo:font-size="13pt" officeooo:rsid="001216b7" officeooo:paragraph-rsid="001216b7" style:font-size-asian="11.3500003814697pt" style:font-size-complex="13pt"/>
    </style:style>
    <style:style style:name="P91" style:family="paragraph" style:parent-style-name="Standard" style:list-style-name="L11">
      <style:text-properties style:text-position="0% 100%" fo:font-size="13pt" officeooo:rsid="001216b7" officeooo:paragraph-rsid="001216b7" style:font-size-asian="11.3500003814697pt" style:font-size-complex="13pt"/>
    </style:style>
    <style:style style:name="P92" style:family="paragraph" style:parent-style-name="Standard">
      <style:text-properties style:text-position="0% 100%" fo:font-size="13pt" fo:font-weight="bold" officeooo:rsid="0010619c" officeooo:paragraph-rsid="0010619c" style:font-size-asian="11.3500003814697pt" style:font-weight-asian="bold" style:font-size-complex="13pt" style:font-weight-complex="bold"/>
    </style:style>
    <style:style style:name="P93" style:family="paragraph" style:parent-style-name="Standard">
      <style:text-properties style:text-position="0% 100%" fo:font-size="13pt" fo:font-weight="bold" officeooo:rsid="001216b7" officeooo:paragraph-rsid="001216b7" style:font-size-asian="11.3500003814697pt" style:font-weight-asian="bold" style:font-size-complex="13pt" style:font-weight-complex="bold"/>
    </style:style>
    <style:style style:name="P94" style:family="paragraph" style:parent-style-name="Standard" style:list-style-name="L16">
      <style:text-properties style:text-position="0% 100%" fo:font-weight="normal" officeooo:rsid="00127fa9" officeooo:paragraph-rsid="00127fa9" style:font-weight-asian="normal" style:font-weight-complex="normal"/>
    </style:style>
    <style:style style:name="P95" style:family="paragraph" style:parent-style-name="Standard" style:list-style-name="L17">
      <style:text-properties style:text-position="0% 100%" fo:font-weight="normal" officeooo:rsid="00127fa9" officeooo:paragraph-rsid="00127fa9" style:font-weight-asian="normal" style:font-weight-complex="normal"/>
    </style:style>
    <style:style style:name="P96" style:family="paragraph" style:parent-style-name="Standard" style:list-style-name="L18">
      <style:text-properties style:text-position="0% 100%" fo:font-weight="normal" officeooo:rsid="001467e0" officeooo:paragraph-rsid="001467e0" style:font-weight-asian="normal" style:font-weight-complex="normal"/>
    </style:style>
    <style:style style:name="P97" style:family="paragraph" style:parent-style-name="Standard" style:list-style-name="L19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98" style:family="paragraph" style:parent-style-name="Standard" style:list-style-name="L20">
      <style:text-properties style:text-position="0% 100%" fo:font-style="normal" fo:font-weight="normal" officeooo:rsid="00151407" officeooo:paragraph-rsid="0015140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text-position="0% 100%" fo:font-style="normal" fo:font-weight="bold" officeooo:rsid="00151407" officeooo:paragraph-rsid="00151407" style:font-style-asian="normal" style:font-weight-asian="bold" style:font-style-complex="normal" style:font-weight-complex="bold"/>
    </style:style>
    <style:style style:name="P100" style:family="paragraph" style:parent-style-name="Standard">
      <style:text-properties style:text-position="0% 100%" fo:font-weight="bold" officeooo:rsid="00127fa9" officeooo:paragraph-rsid="00127fa9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1467e0" officeooo:paragraph-rsid="001467e0" style:font-weight-asian="bold" style:font-weight-complex="bold"/>
    </style:style>
    <style:style style:name="P102" style:family="paragraph" style:parent-style-name="Standard" style:list-style-name="L13">
      <style:text-properties officeooo:rsid="001216b7" officeooo:paragraph-rsid="001216b7"/>
    </style:style>
    <style:style style:name="P103" style:family="paragraph" style:parent-style-name="Standard" style:list-style-name="L14">
      <style:text-properties officeooo:rsid="001255da" officeooo:paragraph-rsid="001255da"/>
    </style:style>
    <style:style style:name="P104" style:family="paragraph" style:parent-style-name="Standard" style:list-style-name="L15">
      <style:text-properties officeooo:rsid="001255da" officeooo:paragraph-rsid="001255da"/>
    </style:style>
    <style:style style:name="P105" style:family="paragraph" style:parent-style-name="Standard" style:list-style-name="L18">
      <style:text-properties officeooo:rsid="001467e0" officeooo:paragraph-rsid="001467e0"/>
    </style:style>
    <style:style style:name="P106" style:family="paragraph" style:parent-style-name="Standard" style:list-style-name="L21">
      <style:text-properties officeooo:rsid="00151407" officeooo:paragraph-rsid="00151407"/>
    </style:style>
    <style:style style:name="P107" style:family="paragraph" style:parent-style-name="Standard" style:list-style-name="L28">
      <style:paragraph-properties fo:text-align="start" style:justify-single-word="false"/>
      <style:text-properties style:font-name="Liberation Serif" fo:font-size="13pt" fo:font-style="normal" officeooo:rsid="001ceb27" officeooo:paragraph-rsid="001ceb27" style:font-size-asian="13pt" style:font-style-asian="normal" style:font-size-complex="13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237cb0" officeooo:paragraph-rsid="00237cb0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2783e" officeooo:paragraph-rsid="0022783e" style:font-size-asian="13pt" style:font-weight-asian="normal" style:font-size-complex="13pt" style:font-weight-complex="normal"/>
    </style:style>
    <style:style style:name="P110" style:family="paragraph" style:parent-style-name="Standard" style:list-style-name="L38">
      <style:paragraph-properties fo:text-align="start" style:justify-single-word="false"/>
      <style:text-properties style:font-name="Liberation Serif" fo:font-size="13pt" fo:font-weight="normal" officeooo:rsid="0022783e" officeooo:paragraph-rsid="0022783e" style:font-size-asian="13pt" style:font-weight-asian="normal" style:font-size-complex="13pt" style:font-weight-complex="normal"/>
    </style:style>
    <style:style style:name="P111" style:family="paragraph" style:parent-style-name="Standard" style:list-style-name="L39">
      <style:paragraph-properties fo:text-align="start" style:justify-single-word="false"/>
      <style:text-properties style:font-name="Liberation Serif" fo:font-size="13pt" fo:font-weight="normal" officeooo:rsid="0022783e" officeooo:paragraph-rsid="0022783e" style:font-size-asian="13pt" style:font-weight-asian="normal" style:font-size-complex="13pt" style:font-weight-complex="normal"/>
    </style:style>
    <style:style style:name="P112" style:family="paragraph" style:parent-style-name="Standard" style:list-style-name="L40">
      <style:paragraph-properties fo:text-align="start" style:justify-single-word="false"/>
      <style:text-properties style:font-name="Liberation Serif" fo:font-size="13pt" fo:font-weight="normal" officeooo:rsid="0022783e" officeooo:paragraph-rsid="0022783e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2783e" officeooo:paragraph-rsid="0022783e" style:font-size-asian="13pt" style:font-weight-asian="bold" style:font-size-complex="13pt" style:font-weight-complex="bold"/>
    </style:style>
    <style:style style:name="P114" style:family="paragraph" style:parent-style-name="Standard">
      <style:text-properties fo:font-weight="bold" officeooo:rsid="001216b7" officeooo:paragraph-rsid="001216b7" style:font-weight-asian="bold" style:font-weight-complex="bold"/>
    </style:style>
    <style:style style:name="P115" style:family="paragraph" style:parent-style-name="Standard">
      <style:text-properties fo:font-weight="bold" officeooo:rsid="001255da" officeooo:paragraph-rsid="001255da" style:font-weight-asian="bold" style:font-weight-complex="bold"/>
    </style:style>
    <style:style style:name="P116" style:family="paragraph" style:parent-style-name="Heading_20_2">
      <style:text-properties officeooo:rsid="000878f0" officeooo:paragraph-rsid="000878f0"/>
    </style:style>
    <style:style style:name="P117" style:family="paragraph" style:parent-style-name="Heading_20_2">
      <style:paragraph-properties fo:break-before="page"/>
      <style:text-properties fo:font-size="13pt" officeooo:rsid="000878f0" officeooo:paragraph-rsid="00187533" style:font-size-asian="11.3500003814697pt" style:font-size-complex="13pt"/>
    </style:style>
    <style:style style:name="P118" style:family="paragraph" style:parent-style-name="Heading_20_4">
      <style:text-properties officeooo:rsid="001216b7" officeooo:paragraph-rsid="001216b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normal" style:font-style-asian="normal" style:font-style-complex="normal"/>
    </style:style>
    <style:style style:name="T3" style:family="text">
      <style:text-properties style:font-name="Liberation Serif1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font-name="Liberation Serif1"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sub 58%" style:font-name="Liberation Serif1"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0c2cd2"/>
    </style:style>
    <style:style style:name="T11" style:family="text">
      <style:text-properties style:text-position="0% 100%" style:font-name="Liberation Serif" style:text-underline-style="solid" style:text-underline-width="auto" style:text-underline-color="font-color" officeooo:rsid="000c2cd2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27fa9" style:font-weight-asian="normal" style:font-weight-complex="normal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16113d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style:text-underline-style="solid" style:text-underline-width="auto" style:text-underline-color="font-color" fo:font-weight="normal" officeooo:rsid="0016113d" style:font-style-asian="normal" style:font-weight-asian="normal" style:font-style-complex="normal" style:font-weight-complex="normal"/>
    </style:style>
    <style:style style:name="T21" style:family="text">
      <style:text-properties style:text-position="0% 100%" officeooo:rsid="0023fa39"/>
    </style:style>
    <style:style style:name="T22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0d030f"/>
    </style:style>
    <style:style style:name="T24" style:family="text">
      <style:text-properties officeooo:rsid="000f4ea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f4ea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f4ea0" style:font-weight-asian="normal" style:font-weight-complex="normal"/>
    </style:style>
    <style:style style:name="T29" style:family="text">
      <style:text-properties fo:font-weight="normal" officeooo:rsid="00213da6" style:font-weight-asian="normal" style:font-weight-complex="normal"/>
    </style:style>
    <style:style style:name="T30" style:family="text">
      <style:text-properties style:text-position="super 58%" fo:font-weight="normal" officeooo:rsid="00127fa9" style:font-weight-asian="normal" style:font-weight-complex="normal"/>
    </style:style>
    <style:style style:name="T31" style:family="text">
      <style:text-properties style:text-position="super 58%" style:text-underline-style="solid" style:text-underline-width="auto" style:text-underline-color="font-color"/>
    </style:style>
    <style:style style:name="T32" style:family="text">
      <style:text-properties officeooo:rsid="00187533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ceb27" style:font-style-asian="normal" style:font-style-complex="normal"/>
    </style:style>
    <style:style style:name="T35" style:family="text">
      <style:text-properties style:font-name="Liberation Serif" fo:font-style="normal" style:font-style-asian="normal" style:font-style-complex="normal"/>
    </style:style>
    <style:style style:name="T36" style:family="text">
      <style:text-properties style:font-name="Liberation Serif" fo:font-style="normal" officeooo:rsid="0027580b" style:font-style-asian="normal" style:font-style-complex="normal"/>
    </style:style>
    <style:style style:name="T3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font-name="Liberation Serif" fo:font-style="normal" style:text-underline-style="solid" style:text-underline-width="auto" style:text-underline-color="font-color" officeooo:rsid="0027580b" style:font-style-asian="normal" style:font-style-complex="normal"/>
    </style:style>
    <style:style style:name="T40" style:family="text">
      <style:text-properties style:font-name="Liberation Serif" fo:font-style="normal" style:text-underline-style="none" style:font-style-asian="normal" style:font-style-complex="normal"/>
    </style:style>
    <style:style style:name="T41" style:family="text">
      <style:text-properties style:font-name="Liberation Serif" fo:font-weight="normal" style:font-weight-asian="normal" style:font-weight-complex="normal"/>
    </style:style>
    <style:style style:name="T4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officeooo:rsid="0023fa39"/>
    </style:style>
    <style:style style:name="T45" style:family="text">
      <style:text-properties officeooo:rsid="00213da6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27580b"/>
    </style:style>
    <style:style style:name="T4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0213da6" style:font-weight-asian="normal" style:font-weight-complex="normal"/>
    </style:style>
    <style:style style:name="T50" style:family="text">
      <style:text-properties style:text-underline-style="none"/>
    </style:style>
    <style:style style:name="T51" style:family="text">
      <style:text-properties officeooo:rsid="0027580b"/>
    </style:style>
    <style:style style:name="T52" style:family="text">
      <style:text-properties officeooo:rsid="0027f3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6" text:outline-level="2">Foundations of Computational Material Science I</text:h>
      <text:p text:style-name="P36">How can a system of N particles be represented?</text:p>
      <text:list xml:id="list1443570073627104020" text:style-name="L1">
        <text:list-item>
          <text:p text:style-name="P22">As a <text:span text:style-name="T46">point</text:span> in a 6N-dimensional <text:span text:style-name="T46">phase space</text:span> (if particles have 6 degrees of freedom)</text:p>
        </text:list-item>
      </text:list>
      <text:p text:style-name="P1"/>
      <text:p text:style-name="P1"><text:tab/><text:span text:style-name="T25">What are the properties of a point in a 6N-dimensional phase space?</text:span></text:p>
      <text:list xml:id="list2684407754763384711" text:style-name="L2">
        <text:list-item>
          <text:p text:style-name="P23">Its trajectory can <text:span text:style-name="T46">never self-intersect</text:span> (deterministic nature)</text:p>
        </text:list-item>
        <text:list-item>
          <text:p text:style-name="P23">If it reaches the <text:span text:style-name="T46">same point</text:span> in the phase space twice it forms a <text:span text:style-name="T46">closed loop</text:span> (periodic motion)</text:p>
        </text:list-item>
      </text:list>
      <text:p text:style-name="P1"/>
      <text:p text:style-name="P37">What does the N-particle density function <text:span text:style-name="T1">ρ</text:span><text:span text:style-name="T6">N</text:span><text:span text:style-name="T9"> tell us?</text:span></text:p>
      <text:list xml:id="list8086536760078510320" text:style-name="L3">
        <text:list-item>
          <text:p text:style-name="P24"><text:span text:style-name="T9">How </text:span><text:span text:style-name="T11">probable</text:span><text:span text:style-name="T10"> the system of the N particles will be at a certain place in the phase space</text:span></text:p>
        </text:list-item>
      </text:list>
      <text:p text:style-name="P13"/>
      <text:p text:style-name="P88">What does Liouville‘s theorem say?</text:p>
      <text:list xml:id="list4811861034663386378" text:style-name="L4">
        <text:list-item>
          <text:p text:style-name="P87">The phase space density is conserved in time (the points in phase space behave like an <text:span text:style-name="T46">incompressible fluid</text:span>)</text:p>
        </text:list-item>
      </text:list>
      <text:p text:style-name="P14"/>
      <text:p text:style-name="P88">How does the Recurrence Theorem work?</text:p>
      <text:list xml:id="list888108928834958515" text:style-name="L5">
        <text:list-item>
          <text:p text:style-name="P25">Phase space of finite volume G <text:span text:style-name="T24">with </text:span><text:span text:style-name="T26">uniform</text:span><text:span text:style-name="T28"> density</text:span></text:p>
        </text:list-item>
        <text:list-item>
          <text:p text:style-name="P25">Sub-volume g</text:p>
          <text:list>
            <text:list-item>
              <text:p text:style-name="P25">Calculate the Volume flow out of g</text:p>
            </text:list-item>
            <text:list-item>
              <text:p text:style-name="P26">the rate r <text:span text:style-name="T23">of this flow </text:span>may be constant in time</text:p>
            </text:list-item>
            <text:list-item>
              <text:p text:style-name="P28">so, the <text:span text:style-name="T46">cumulative volume</text:span> that has flown out at time t is r*t</text:p>
            </text:list-item>
            <text:list-item>
              <text:p text:style-name="P28">f is the fraction that has <text:span text:style-name="T46">not returned yet</text:span> to g (at time t)</text:p>
            </text:list-item>
            <text:list-item>
              <text:p text:style-name="P28">the phase space density is <text:span text:style-name="T46">incompressible</text:span></text:p>
            </text:list-item>
            <text:list-item>
              <text:p text:style-name="P28">so, f*r*t &lt; G - g &lt; G</text:p>
            </text:list-item>
            <text:list-item>
              <text:p text:style-name="P29">as t goes to infinity f must go to zero</text:p>
            </text:list-item>
          </text:list>
        </text:list-item>
      </text:list>
      <text:p text:style-name="P3"/>
      <text:p text:style-name="P38">What does the Recurrence Theorem say?</text:p>
      <text:list xml:id="list1126884191972814405" text:style-name="L6">
        <text:list-item>
          <text:p text:style-name="P30">That any system in which all states have the <text:span text:style-name="T46">same probability</text:span> will return to its initial value</text:p>
        </text:list-item>
      </text:list>
      <text:p text:style-name="P2"/>
      <text:p text:style-name="P35">To which system does a phase space of uniform density belong to and why?</text:p>
      <text:list xml:id="list5718465177676104585" text:style-name="L7">
        <text:list-item>
          <text:p text:style-name="P27">Microcanonical ensemble</text:p>
        </text:list-item>
        <text:list-item>
          <text:p text:style-name="P34">I don‘t know</text:p>
        </text:list-item>
      </text:list>
      <text:p text:style-name="P1"/>
      <text:p text:style-name="P39">Explain why it is not convenient to make simulation with a 6N-dimensional phase space.</text:p>
      <text:list xml:id="list3151667383604244174" text:style-name="L8">
        <text:list-item>
          <text:p text:style-name="P31">When we only have a resolution of 10 for each degree of freedom (DOF) then the <text:span text:style-name="T46">number of possible states</text:span> is <text:span text:style-name="T46">10</text:span><text:span text:style-name="T31">DOFxN</text:span><text:span text:style-name="T8"> where N is the number of particles, which </text:span><text:span text:style-name="T21">is </text:span><text:span text:style-name="T8">much too large</text:span></text:p>
        </text:list-item>
      </text:list>
      <text:p text:style-name="P15"/>
      <text:p text:style-name="P92">Which <text:span text:style-name="T44">assumption</text:span> is need<text:span text:style-name="T44">ed</text:span> for the Vlasov equation?</text:p>
      <text:list xml:id="list5775067419157515402" text:style-name="L9">
        <text:list-item>
          <text:p text:style-name="P89">The particles are <text:span text:style-name="T46">uncorrelated</text:span></text:p>
        </text:list-item>
      </text:list>
      <text:p text:style-name="P16"/>
      <text:p text:style-name="P93"><text:soft-page-break/>What are the properties of the Boltzmann equation?</text:p>
      <text:list xml:id="list4940507643067845769" text:style-name="L10">
        <text:list-item>
          <text:p text:style-name="P90">Conservation of energy</text:p>
        </text:list-item>
        <text:list-item>
          <text:p text:style-name="P90">Conservation of momentum</text:p>
        </text:list-item>
        <text:list-item>
          <text:p text:style-name="P90">Time Irreversibility</text:p>
        </text:list-item>
      </text:list>
      <text:p text:style-name="P17"/>
      <text:p text:style-name="P93">Which solution i<text:span text:style-name="T44">s</text:span> the stationary solution of the Boltzmann equation?</text:p>
      <text:list xml:id="list88845613308680411" text:style-name="L11">
        <text:list-item>
          <text:p text:style-name="P91">The Maxwell-Boltzmann distribution</text:p>
        </text:list-item>
      </text:list>
      <text:p text:style-name="P17"/>
      <text:p text:style-name="P93">How are the entropy and the H in Boltzmann‘s H-theorem connected?</text:p>
      <text:list xml:id="list2164414077340632395" text:style-name="L12">
        <text:list-item>
          <text:p text:style-name="P32"><text:span text:style-name="T8">S = -kH + S</text:span><text:span text:style-name="T5">0</text:span><text:span text:style-name="T8"> </text:span></text:p>
        </text:list-item>
      </text:list>
      <text:p text:style-name="P17"/>
      <text:h text:style-name="P118" text:outline-level="4">Quantum Mechanics</text:h>
      <text:p text:style-name="P114">How is the quantum mechanical description of an N-particle system?</text:p>
      <text:list xml:id="list4528286626844701646" text:style-name="L13">
        <text:list-item>
          <text:p text:style-name="P102">System is described by a complex-valued function (<text:span text:style-name="T46">wave-function</text:span>) in 3N-dimensional space</text:p>
        </text:list-item>
        <text:list-item>
          <text:p text:style-name="P102"><text:span text:style-name="T46">Physical quantities</text:span> are represented by <text:span text:style-name="T46">linear operators</text:span></text:p>
        </text:list-item>
        <text:list-item>
          <text:p text:style-name="P102">The <text:span text:style-name="T46">evolution</text:span> is given by a single PDE (<text:span text:style-name="T46">Schrödinger equation</text:span>)</text:p>
        </text:list-item>
        <text:list-item>
          <text:p text:style-name="P102">The description is <text:span text:style-name="T46">statistical</text:span> </text:p>
        </text:list-item>
      </text:list>
      <text:p text:style-name="P11"/>
      <text:p text:style-name="P115">What are the two possible reasons for non-vanishing correlations of particles in quantum mechanics?</text:p>
      <text:list xml:id="list47179960513408273" text:style-name="L14">
        <text:list-item>
          <text:p text:style-name="P103"><text:span text:style-name="T46">Pair correlations</text:span> (e.g. Coulomb forces)</text:p>
        </text:list-item>
        <text:list-item>
          <text:p text:style-name="P103"><text:span text:style-name="T46">Quantum correlation</text:span> (e.g. in fermionic systems two particles cannot be at the same place)</text:p>
        </text:list-item>
      </text:list>
      <text:p text:style-name="P12"/>
      <text:p text:style-name="P115">The Schrödinger equation is an equation in a 3N-dimensional space. Why is this a problem for simulations?</text:p>
      <text:list xml:id="list8241376268258205556" text:style-name="L15">
        <text:list-item>
          <text:p text:style-name="P104"><text:span text:style-name="T27">Number of variables needed for representing the wave-function in only one dimension M is M</text:span><text:span text:style-name="T30">3N</text:span><text:span text:style-name="T13"> ; this is much too large</text:span></text:p>
        </text:list-item>
      </text:list>
      <text:p text:style-name="P18"/>
      <text:p text:style-name="P100">What is quantum mechanical representation for the Poisson brackets in classical mechanics?</text:p>
      <text:list xml:id="list7886131709421667323" text:style-name="L16">
        <text:list-item>
          <text:p text:style-name="P94">{H, X} <text:s text:c="3"/>&lt;--&gt; <text:s text:c="3"/>i/h [H, X] <text:s/>--&gt; commutator</text:p>
        </text:list-item>
      </text:list>
      <text:p text:style-name="P19"/>
      <text:p text:style-name="P100">What does the Born-Oppenheimer approximation state?</text:p>
      <text:list xml:id="list4910727569025680398" text:style-name="L17">
        <text:list-item>
          <text:p text:style-name="P95">If the electrons are ina given state (typically the ground state) then the <text:span text:style-name="T46">nuclei move in a potential</text:span> which is obtained <text:span text:style-name="T46">by evaluating the electron energies as if the nuclei were stationary</text:span></text:p>
        </text:list-item>
      </text:list>
      <text:p text:style-name="P19"/>
      <text:p text:style-name="P101">To what does the Born-Oppenheimer approximation lead to?</text:p>
      <text:list xml:id="list2511374722477960169" text:style-name="L18">
        <text:list-item>
          <text:p text:style-name="P105"><text:span text:style-name="T12">Dynamics of </text:span><text:span text:style-name="T14">electrons</text:span><text:span text:style-name="T12"> requires </text:span><text:span text:style-name="T14">quantum mechanical description </text:span><text:span text:style-name="T12">but may be evaluated with the nuclei assumed stationary</text:span></text:p>
        </text:list-item>
        <text:list-item>
          <text:p text:style-name="P105"><text:span text:style-name="T12">This leads to an energy functional which acts as a potential energy surface on which </text:span><text:span text:style-name="T14">nuclei </text:span><text:span text:style-name="T12">move according to </text:span><text:span text:style-name="T14">deterministic </text:span><text:span text:style-name="T12">dynamics</text:span></text:p>
        </text:list-item>
        <text:list-item>
          <text:p text:style-name="P96">The energy functional depends on all nuclei coordinates. Its evaluation requires to solve the Schrödinger equation for all electrons in high-dimensional space. </text:p>
        </text:list-item>
        <text:list-item>
          <text:p text:style-name="P96">This is usually done using high-efficient single-electron densities </text:p>
        </text:list-item>
        <text:list-item>
          <text:p text:style-name="P105"><text:span text:style-name="T12">Determinig the energy surface for all possible nuclear configurations is impossible due to high dimensionality. This is why in </text:span><text:span text:style-name="T22">MD </text:span><text:span text:style-name="T16">ab initio</text:span><text:span text:style-name="T15"> </text:span><text:span text:style-name="T17">simulations one evaluates only the </text:span><text:span text:style-name="T19">configurations</text:span><text:span text:style-name="T17"> that are visited </text:span><text:span text:style-name="T19">along a trajectory</text:span><text:span text:style-name="T17"> </text:span></text:p>
        </text:list-item>
      </text:list>
      <text:p text:style-name="P20"/>
      <text:p text:style-name="P20"/>
      <text:p text:style-name="P99"><text:soft-page-break/>What are the properties of the Slater determinant?</text:p>
      <text:list xml:id="list8913072639922968438" text:style-name="L19">
        <text:list-item>
          <text:p text:style-name="P97">It is <text:span text:style-name="T46">zero</text:span> whenever two electrons are in <text:span text:style-name="T50">the </text:span><text:span text:style-name="T46">same quantum state</text:span> (equal rows)</text:p>
        </text:list-item>
        <text:list-item>
          <text:p text:style-name="P97">It is <text:span text:style-name="T46">also zero</text:span> when two electrons of the same spin are in the <text:span text:style-name="T46">same place</text:span> (equal columns)</text:p>
        </text:list-item>
        <text:list-item>
          <text:p text:style-name="P97">Interchanging two columns amounts two <text:span text:style-name="T46">interchanging two electrons</text:span> which results in <text:span text:style-name="T46">multiplying</text:span> the determinant <text:span text:style-name="T46">with -1</text:span></text:p>
        </text:list-item>
      </text:list>
      <text:p text:style-name="P21"/>
      <text:p text:style-name="P99">What is the idea of the Hartree-Fock theory?</text:p>
      <text:list xml:id="list796363186825427153" text:style-name="L20">
        <text:list-item>
          <text:p text:style-name="P98">The <text:span text:style-name="T46">wave-function</text:span> of a many-electron system is <text:span text:style-name="T46">approximated</text:span> by a <text:span text:style-name="T46">Slater determinant</text:span> (system of non-interacting particles)</text:p>
        </text:list-item>
      </text:list>
      <text:p text:style-name="P21"/>
      <text:p text:style-name="P99">What is one drawback of the Hartree-Fock approach?</text:p>
      <text:list xml:id="list169920485890910279" text:style-name="L21">
        <text:list-item>
          <text:p text:style-name="P106"><text:span text:style-name="T17">We need a </text:span><text:span text:style-name="T20">separate</text:span><text:span text:style-name="T19"> equation</text:span><text:span text:style-name="T17"> for </text:span><text:span text:style-name="T19">every single state</text:span></text:p>
        </text:list-item>
      </text:list>
      <text:p text:style-name="P1"/>
      <text:p text:style-name="P40">What does the theorem of Hohenberg and Kohn say?</text:p>
      <text:list xml:id="list2236196655913062563" text:style-name="L22">
        <text:list-item>
          <text:p text:style-name="P33">The <text:span text:style-name="T46">ground state energy</text:span> of a many-electron system can be written as a <text:span text:style-name="T46">functional</text:span> of the <text:span text:style-name="T46">electron density</text:span>. Thus, the <text:span text:style-name="T46">electron density</text:span> can in principle be <text:span text:style-name="T46">determined</text:span> directly from the <text:span text:style-name="T46">corresponding variational principle</text:span>. </text:p>
        </text:list-item>
      </text:list>
      <text:p text:style-name="P4"/>
      <text:p text:style-name="P4"/>
      <text:p text:style-name="P1"/>
      <text:p text:style-name="P1"/>
      <text:p text:style-name="P1"/>
      <text:p text:style-name="P1"/>
      <text:p text:style-name="P1"/>
      <text:h text:style-name="P117" text:outline-level="2">Foundations of Computational Material Science I<text:span text:style-name="T32">I</text:span></text:h>
      <text:p text:style-name="P41"><text:span text:style-name="T32">U</text:span>nder which conditions can the entropy be derived from the H-Theorem?</text:p>
      <text:list xml:id="list8128377455865526906" text:style-name="L23">
        <text:list-item>
          <text:p text:style-name="P55"><text:span text:style-name="T46">Short range</text:span> interactions</text:p>
        </text:list-item>
        <text:list-item>
          <text:p text:style-name="P56"><text:span text:style-name="T46">Dilute</text:span> gas (not dense)</text:p>
        </text:list-item>
      </text:list>
      <text:p text:style-name="P6"/>
      <text:p text:style-name="P50">How is the Shannon entropy defined?</text:p>
      <text:list xml:id="list3515772219841692127" text:style-name="L24">
        <text:list-item>
          <text:p text:style-name="P57">Outcome i, and probability p, <text:span text:style-name="T46">information gain H</text:span> by determining the variable </text:p>
        </text:list-item>
        <text:list-item>
          <text:p text:style-name="P57"><draw:frame draw:style-name="fr1" draw:name="Object1" text:anchor-type="as-char" svg:y="-0.432cm" svg:width="3.256cm" svg:height="0.86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7"/>
      <text:p text:style-name="P51">How can we reformulate the idea of finding state probabilities that maximize entropy accounting for the Shannon entropy?</text:p>
      <text:list xml:id="list7075737694210571795" text:style-name="L25">
        <text:list-item>
          <text:p text:style-name="P62">What is the set of probabilities that <text:span text:style-name="T46">maximze the information gain</text:span>, i.e. that imply the least set of assumptions about the system? </text:p>
        </text:list-item>
      </text:list>
      <text:p text:style-name="P68"/>
      <text:p text:style-name="P78">How is the Microcanonical ensemble defined?</text:p>
      <text:list xml:id="list1013892874387409142" text:style-name="L26">
        <text:list-item>
          <text:p text:style-name="P69"><text:span text:style-name="T46">Isolated</text:span> system</text:p>
        </text:list-item>
        <text:list-item>
          <text:p text:style-name="P69">Fixed</text:p>
          <text:list>
            <text:list-item>
              <text:p text:style-name="P69"><text:span text:style-name="T50">T</text:span>otal <text:span text:style-name="T46">E</text:span>nergy</text:p>
            </text:list-item>
            <text:list-item>
              <text:p text:style-name="P69"><text:span text:style-name="T46">V</text:span>olume</text:p>
            </text:list-item>
            <text:list-item>
              <text:p text:style-name="P69"><text:span text:style-name="T46">N</text:span>umber of particles</text:p>
            </text:list-item>
          </text:list>
        </text:list-item>
      </text:list>
      <text:p text:style-name="P68"/>
      <text:p text:style-name="P66"><text:span text:style-name="T33">How is the Canonical ensemble defined </text:span><text:span text:style-name="T34">and what are its Lagrange multipliers</text:span><text:span text:style-name="T33">?</text:span></text:p>
      <text:list xml:id="list133692843849722045" text:style-name="L27">
        <text:list-item>
          <text:p text:style-name="P79">Total energy fixed on average</text:p>
        </text:list-item>
        <text:list-item>
          <text:p text:style-name="P70">Fixed</text:p>
          <text:list>
            <text:list-item>
              <text:p text:style-name="P70"><text:span text:style-name="T46">V</text:span>olume</text:p>
            </text:list-item>
            <text:list-item>
              <text:p text:style-name="P70"><text:span text:style-name="T46">N</text:span>umber of particles</text:p>
            </text:list-item>
          </text:list>
        </text:list-item>
        <text:list-item>
          <text:p text:style-name="P75">Lagrange multiplier</text:p>
          <text:list>
            <text:list-item>
              <text:p text:style-name="P63"><text:span text:style-name="T2">β</text:span><text:span text:style-name="T35">: </text:span><text:span text:style-name="T39">T</text:span><text:span text:style-name="T40">hermal energy</text:span></text:p>
            </text:list-item>
          </text:list>
        </text:list-item>
      </text:list>
      <text:p text:style-name="P68"/>
      <text:p text:style-name="P67"><text:span text:style-name="T33">How is the isobaric-isoth. ensemble defined </text:span><text:span text:style-name="T34">and what are its Lagrange multipliers</text:span><text:span text:style-name="T33">?</text:span></text:p>
      <text:list xml:id="list231490052396932388" text:style-name="L28">
        <text:list-item>
          <text:p text:style-name="P71">Total energy and Volume are fixed on average</text:p>
        </text:list-item>
        <text:list-item>
          <text:p text:style-name="P71">Fixed</text:p>
          <text:list>
            <text:list-item>
              <text:p text:style-name="P72"><text:span text:style-name="T46">N</text:span>umber of particles </text:p>
            </text:list-item>
          </text:list>
        </text:list-item>
        <text:list-item>
          <text:p text:style-name="P76">Lagrange multiplier</text:p>
          <text:list>
            <text:list-item>
              <text:p text:style-name="P64"><text:span text:style-name="T2">β</text:span><text:span text:style-name="T35">: </text:span><text:span text:style-name="T39">T</text:span><text:span text:style-name="T35">hermal energy</text:span></text:p>
            </text:list-item>
            <text:list-item>
              <text:p text:style-name="P107">p: <text:span text:style-name="T47">P</text:span>ressure</text:p>
            </text:list-item>
          </text:list>
        </text:list-item>
      </text:list>
      <text:p text:style-name="P68"/>
      <text:p text:style-name="P67"><text:span text:style-name="T33">How is the Grand Canonical ensemble defined </text:span><text:span text:style-name="T34">and what are its Lagrange multipliers</text:span><text:span text:style-name="T33">?</text:span></text:p>
      <text:list xml:id="list7932942225490855294" text:style-name="L29">
        <text:list-item>
          <text:p text:style-name="P73">Total energy and Number of Particles are fixed on average</text:p>
        </text:list-item>
        <text:list-item>
          <text:p text:style-name="P73">Fixed</text:p>
          <text:list>
            <text:list-item>
              <text:p text:style-name="P74"><text:span text:style-name="T46">V</text:span>olume</text:p>
            </text:list-item>
          </text:list>
        </text:list-item>
        <text:list-item>
          <text:p text:style-name="P77">Lagrange multiplier</text:p>
          <text:list>
            <text:list-item>
              <text:p text:style-name="P65"><text:span text:style-name="T2">β</text:span><text:span text:style-name="T35">: </text:span><text:span text:style-name="T39">T</text:span><text:span text:style-name="T35">hermal energy</text:span></text:p>
            </text:list-item>
            <text:list-item>
              <text:p text:style-name="P65"><text:span text:style-name="T3">μ</text:span><text:span text:style-name="T35">: chemical potential</text:span></text:p>
            </text:list-item>
          </text:list>
        </text:list-item>
      </text:list>
      <text:p text:style-name="P52"><text:soft-page-break/>What can the Partition Function Z in general be used for?</text:p>
      <text:list xml:id="list4760591903332174724" text:style-name="L30">
        <text:list-item>
          <text:p text:style-name="P58">Calculating <text:span text:style-name="T46">averages</text:span> for <text:span text:style-name="T46">all kinds of variables</text:span> (Specific heat, Magnetization, Internal energy, etc.) associated with the <text:span text:style-name="T46">microscopic states</text:span> of the <text:span text:style-name="T46">system</text:span></text:p>
        </text:list-item>
      </text:list>
      <text:p text:style-name="P8"/>
      <text:p text:style-name="P53">Which ensemble should be used when we want to calculate properties of quantum systems with variable particle number?</text:p>
      <text:list xml:id="list8919262402006578291" text:style-name="L31">
        <text:list-item>
          <text:p text:style-name="P59">Grand Canonical Ensemble</text:p>
        </text:list-item>
      </text:list>
      <text:p text:style-name="P9"/>
      <text:p text:style-name="P54">How is the pressure called that a Fermi gas exerts even at a temperature of 0 Kelvin?</text:p>
      <text:list xml:id="list3470956669943301934" text:style-name="L32">
        <text:list-item>
          <text:p text:style-name="P60">Degeneracy Pressure (<text:span text:style-name="T51">E</text:span>ntartung, Degenerierung)</text:p>
        </text:list-item>
      </text:list>
      <text:p text:style-name="P10"/>
      <text:p text:style-name="P43">How can thermodynamic quantities (partition functions, potentials, etc.) be computed for general interacting systems?</text:p>
      <text:list xml:id="list4095598114288616786" text:style-name="L33">
        <text:list-item>
          <text:p text:style-name="P61"><text:span text:style-name="T46">Ergodicity</text:span> (time average = phase space average --&gt; MD)</text:p>
        </text:list-item>
        <text:list-item>
          <text:p text:style-name="P61"><text:span text:style-name="T46">Direct Summation</text:span></text:p>
          <text:list>
            <text:list-item>
              <text:p text:style-name="P61">Summing the occupation probabilities in phase space <text:span text:style-name="T46">over all states</text:span></text:p>
            </text:list-item>
            <text:list-item>
              <text:p text:style-name="P42">Impossible<text:span text:style-name="T27">, due to high dimensionality</text:span></text:p>
            </text:list-item>
          </text:list>
        </text:list-item>
        <text:list-item>
          <text:p text:style-name="P80"><text:span text:style-name="T46">Direct Sampling</text:span> (MC with <text:span text:style-name="T46">random choice</text:span> of phase space points)</text:p>
          <text:list>
            <text:list-item>
              <text:p text:style-name="P42">Impossible<text:span text:style-name="T27">, because the </text:span><text:span text:style-name="T48">really important points</text:span><text:span text:style-name="T27"> in phase space are only a </text:span><text:span text:style-name="T48">very small fraction</text:span></text:p>
            </text:list-item>
          </text:list>
        </text:list-item>
        <text:list-item>
          <text:p text:style-name="P80"><text:span text:style-name="T46">Weighted Sampling</text:span></text:p>
          <text:list>
            <text:list-item>
              <text:p text:style-name="P80">Choose states at <text:span text:style-name="T46">random</text:span> but with <text:span text:style-name="T46">weighting</text:span> corresponding to their <text:span text:style-name="T46">occupation probability</text:span></text:p>
            </text:list-item>
            <text:list-item>
              <text:p text:style-name="P80">--&gt; Monte Carlo</text:p>
            </text:list-item>
          </text:list>
        </text:list-item>
      </text:list>
      <text:p text:style-name="P81"/>
      <text:p text:style-name="P5">Why is the Metropolis algorithm <text:span text:style-name="T45">with random choice</text:span> in practice not useful?</text:p>
      <text:list xml:id="list5054082186619809190" text:style-name="L34">
        <text:list-item>
          <text:p text:style-name="P44"><text:span text:style-name="T27">Because once I found a reasonable low energy state </text:span><text:span text:style-name="T29">most of the randomly chosen states (state 2) have a </text:span><text:span text:style-name="T49">significant higher energy</text:span><text:span text:style-name="T29">, so</text:span><text:span text:style-name="T27"> I ending up spending all the time just for </text:span><text:span text:style-name="T48">unsuccessfully checks</text:span><text:span text:style-name="T27"> of possible transitions </text:span></text:p>
        </text:list-item>
      </text:list>
      <text:p text:style-name="P82"/>
      <text:list xml:id="list141509594970478" text:continue-numbering="true" text:style-name="L34">
        <text:list-header>
          <text:p text:style-name="P45">What is changed in the algorithm to avoid this problem?</text:p>
          <text:list>
            <text:list-item>
              <text:list>
                <text:list-item>
                  <text:p text:style-name="P83">Instead of choosing state 2 randomly pick a state which is in the <text:span text:style-name="T46">neighbourhood</text:span> of the current state (So the energy difference will be in general lower)</text:p>
                </text:list-item>
              </text:list>
            </text:list-item>
          </text:list>
        </text:list-header>
      </text:list>
      <text:p text:style-name="P82"/>
      <text:p text:style-name="P46">What is the definiton of ergodicity in Monte Carlo simulations?</text:p>
      <text:list xml:id="list6156877075013335885" text:style-name="L35">
        <text:list-item>
          <text:p text:style-name="P85">The nearest neighbour method <text:span text:style-name="T46">converges</text:span> to the <text:span text:style-name="T46">same</text:span> asymptotic <text:span text:style-name="T46">distribution</text:span> as the random jump method, provided there exist at least <text:span text:style-name="T50">one </text:span><text:span text:style-name="T46">transition chain</text:span> between each pair of states.</text:p>
        </text:list-item>
        <text:list-item>
          <text:p text:style-name="P85">Loser definiton: There exists at least one transition chain which is (at least in principle) accessible within the actual simulation.</text:p>
        </text:list-item>
      </text:list>
      <text:p text:style-name="P84"/>
      <text:p text:style-name="P46">Which are two possible errors of MC simulations?</text:p>
      <text:list xml:id="list4329454112098075019" text:style-name="L36">
        <text:list-item>
          <text:p text:style-name="P86">The initial state may <text:span text:style-name="T46">not</text:span> b<text:span text:style-name="T52">e</text:span> a <text:span text:style-name="T46">representative</text:span> of the ensemble </text:p>
        </text:list-item>
        <text:list-item>
          <text:p text:style-name="P86">The initial state is representative but an <text:span text:style-name="T46">insufficient region of phase space is sampled</text:span></text:p>
        </text:list-item>
      </text:list>
      <text:p text:style-name="P84"/>
      <text:p text:style-name="P84"/>
      <text:p text:style-name="P48"><text:soft-page-break/>What is called „statistical inefficiency“ in MC?</text:p>
      <text:list xml:id="list3731374608554715207" text:style-name="L37">
        <text:list-item>
          <text:p text:style-name="P47"><text:span text:style-name="T27">The </text:span><text:span text:style-name="T48">real error</text:span><text:span text:style-name="T27"> is larger than the simple sampling error by a factor of </text:span><text:span text:style-name="T27"><draw:frame draw:style-name="fr1" draw:name="Object2" text:anchor-type="as-char" svg:y="-0.739cm" svg:width="1.868cm" svg:height="1.17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47"><text:span text:style-name="T4">τ</text:span><text:span text:style-name="T7">R</text:span><text:span text:style-name="T41">: relaxation time</text:span></text:p>
        </text:list-item>
      </text:list>
      <text:p text:style-name="P109"/>
      <text:p text:style-name="P113">What do correlation length and the relaxation time do near a phase transitions (critical points)?</text:p>
      <text:list xml:id="list5315390976036786947" text:style-name="L38">
        <text:list-item>
          <text:p text:style-name="P110">They <text:span text:style-name="T46">diverge</text:span></text:p>
        </text:list-item>
      </text:list>
      <text:p text:style-name="P109"/>
      <text:p text:style-name="P113">What are ways to meet the problems at phase transiitons?</text:p>
      <text:list xml:id="list2992967892183578320" text:style-name="L39">
        <text:list-item>
          <text:p text:style-name="P111"><text:span text:style-name="T46">Simulated</text:span> annealing (--&gt; <text:span text:style-name="T46">quenching</text:span>)</text:p>
        </text:list-item>
        <text:list-item>
          <text:p text:style-name="P111">Replica Exchange Method</text:p>
        </text:list-item>
      </text:list>
      <text:p text:style-name="P109"/>
      <text:p text:style-name="P113">What needs to be assured in the Replica Exchange Method?</text:p>
      <text:list xml:id="list2230790762558270077" text:style-name="L40">
        <text:list-item>
          <text:p text:style-name="P112">That the <text:span text:style-name="T46">energy distribution</text:span> of the different subsystems <text:span text:style-name="T46">overlap</text:span></text:p>
        </text:list-item>
        <text:list-item>
          <text:p text:style-name="P49"><text:span text:style-name="T41">The </text:span><text:span text:style-name="T43">number of subsystems increases</text:span><text:span text:style-name="T41"> with </text:span><text:span text:style-name="T41"><draw:frame draw:style-name="fr1" draw:name="Object3" text:anchor-type="as-char" svg:y="-0.415cm" svg:width="0.804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1">with </text:span><text:span text:style-name="T42">N </text:span><text:span text:style-name="T37">number of particles in the whole system</text:span></text:p>
        </text:list-item>
      </text:list>
      <text:p text:style-name="P108"/>
      <text:p text:style-name="P108"/>
      <text:p text:style-name="P109"/>
      <text:p text:style-name="P109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16:02.130399933</meta:creation-date>
    <dc:date>2017-04-04T14:15:08.880637639</dc:date>
    <meta:editing-duration>PT1H6M24S</meta:editing-duration>
    <meta:editing-cycles>11</meta:editing-cycles>
    <meta:generator>LibreOffice/5.2.6.2$Linux_X86_64 LibreOffice_project/20$Build-2</meta:generator>
    <meta:document-statistic meta:table-count="0" meta:image-count="0" meta:object-count="3" meta:page-count="6" meta:paragraph-count="141" meta:word-count="1487" meta:character-count="8720" meta:non-whitespace-character-count="7456"/>
  </office:meta>
</office:document-meta>
</file>

<file path=Object 1/content.xml><?xml version="1.0" encoding="utf-8"?>
<math xmlns="http://www.w3.org/1998/Math/MathML" display="block">
  <semantics>
    <mrow>
      <mrow>
        <mi>H</mi>
        <mo stretchy="false">=</mo>
        <mrow>
          <mo stretchy="false">−</mo>
          <mrow>
            <munder>
              <mo stretchy="false">∑</mo>
              <mi>i</mi>
            </mund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- sum from i p_i log_2 p_i 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o stretchy="false">+</mo>
          <mfrac>
            <mrow>
              <mn>2</mn>
              <mo stretchy="false">⋅</mo>
              <msub>
                <mi mathvariant="normal">τ</mi>
                <mi>R</mi>
              </msub>
            </mrow>
            <mrow>
              <mi mathvariant="normal">Δ</mi>
              <mi>t</mi>
            </mrow>
          </mfrac>
        </mrow>
      </mrow>
      <mo fence="true" stretchy="true">)</mo>
    </mrow>
    <annotation encoding="StarMath 5.0">left( 1 + {2 cdot %tau_R} over {%DELTA t} right)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 N</annotation>
  </semantics>
</math>
</file>